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989cm"/>
    </style:style>
    <style:style style:name="co3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6.465cm"/>
    </style:style>
    <style:style style:name="co6" style:family="table-column">
      <style:table-column-properties fo:break-before="auto" style:column-width="7.297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4.771cm"/>
    </style:style>
    <style:style style:name="co9" style:family="table-column">
      <style:table-column-properties fo:break-before="auto" style:column-width="3.163cm"/>
    </style:style>
    <style:style style:name="co10" style:family="table-column">
      <style:table-column-properties fo:break-before="auto" style:column-width="4.135cm"/>
    </style:style>
    <style:style style:name="co11" style:family="table-column">
      <style:table-column-properties fo:break-before="auto" style:column-width="5.521cm"/>
    </style:style>
    <style:style style:name="co12" style:family="table-column">
      <style:table-column-properties fo:break-before="auto" style:column-width="5.216cm"/>
    </style:style>
    <style:style style:name="co13" style:family="table-column">
      <style:table-column-properties fo:break-before="auto" style:column-width="4.329cm"/>
    </style:style>
    <style:style style:name="co14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estpaln" table:style-name="ta1" table:print="false">
        <table:table-column table:style-name="co1" table:default-cell-style-name="Default"/>
        <table:table-row table:style-name="ro1">
          <table:table-cell office:value-type="string">
            <text:p>4 major components in test plan</text:p>
          </table:table-cell>
        </table:table-row>
        <table:table-row table:style-name="ro1">
          <table:table-cell office:value-type="string">
            <text:p>Scope</text:p>
          </table:table-cell>
        </table:table-row>
        <table:table-row table:style-name="ro1">
          <table:table-cell office:value-type="string">
            <text:p>Schedule</text:p>
          </table:table-cell>
        </table:table-row>
        <table:table-row table:style-name="ro1">
          <table:table-cell office:value-type="string">
            <text:p>Resource Allocation</text:p>
          </table:table-cell>
        </table:table-row>
        <table:table-row table:style-name="ro1">
          <table:table-cell office:value-type="string">
            <text:p>Environment</text:p>
          </table:table-cell>
        </table:table-row>
        <table:table-row table:style-name="ro1">
          <table:table-cell office:value-type="string">
            <text:p>Tools</text:p>
          </table:table-cell>
        </table:table-row>
        <table:table-row table:style-name="ro1">
          <table:table-cell office:value-type="string">
            <text:p>Defect Management</text:p>
          </table:table-cell>
        </table:table-row>
        <table:table-row table:style-name="ro1">
          <table:table-cell office:value-type="string">
            <text:p>Risk Management</text:p>
          </table:table-cell>
        </table:table-row>
      </table:table>
      <table:table table:name="test strategy document" table:style-name="ta1" table:print="false">
        <table:table-column table:style-name="co1" table:default-cell-style-name="Default"/>
        <table:table-row table:style-name="ro1">
          <table:table-cell office:value-type="string">
            <text:p>components in test stategy documen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cope and overview</text:p>
          </table:table-cell>
        </table:table-row>
        <table:table-row table:style-name="ro1">
          <table:table-cell office:value-type="string">
            <text:p>testing environment</text:p>
          </table:table-cell>
        </table:table-row>
        <table:table-row table:style-name="ro1">
          <table:table-cell office:value-type="string">
            <text:p>testing tools</text:p>
          </table:table-cell>
        </table:table-row>
        <table:table-row table:style-name="ro1">
          <table:table-cell office:value-type="string">
            <text:p>release control</text:p>
          </table:table-cell>
        </table:table-row>
        <table:table-row table:style-name="ro1">
          <table:table-cell office:value-type="string">
            <text:p>risk analysis</text:p>
          </table:table-cell>
        </table:table-row>
      </table:table>
      <table:table table:name="differences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differences betwenn test plan and test documen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 plan</text:p>
          </table:table-cell>
          <table:table-cell office:value-type="string">
            <text:p>test strategy</text:p>
          </table:table-cell>
        </table:table-row>
        <table:table-row table:style-name="ro1">
          <table:table-cell office:value-type="string">
            <text:p>Test plancan be defined as a documnent for a sftware projects defining the approach,scope and intensity on the effortof soft ware testing </text:p>
          </table:table-cell>
          <table:table-cell office:value-type="string">
            <text:p>The test Strategy is a set of instructions or protocola whichexplains the test design and determine how the test should be performed</text:p>
          </table:table-cell>
        </table:table-row>
        <table:table-row table:style-name="ro1">
          <table:table-cell office:value-type="string">
            <text:p>A testplan can be changed</text:p>
          </table:table-cell>
          <table:table-cell office:value-type="string">
            <text:p>Test Strategy cannot be changged</text:p>
          </table:table-cell>
        </table:table-row>
        <table:table-row table:style-name="ro1">
          <table:table-cell office:value-type="string">
            <text:p>the plan describes about the details</text:p>
          </table:table-cell>
          <table:table-cell office:value-type="string">
            <text:p>while test Strategy describes aboutr the general methodologies</text:p>
          </table:table-cell>
        </table:table-row>
      </table:table>
      <table:table table:name="test Scenario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cenarion id</text:p>
          </table:table-cell>
          <table:table-cell office:value-type="string">
            <text:p>use case</text:p>
          </table:table-cell>
          <table:table-cell office:value-type="string">
            <text:p>Test Scenario</text:p>
          </table:table-cell>
          <table:table-cell office:value-type="string">
            <text:p>test Cases</text:p>
          </table:table-cell>
        </table:table-row>
        <table:table-row table:style-name="ro1">
          <table:table-cell office:value-type="string">
            <text:p>Ts01</text:p>
          </table:table-cell>
          <table:table-cell table:style-name="ce1" office:value-type="string">
            <text:p>1.2.3.1</text:p>
          </table:table-cell>
          <table:table-cell office:value-type="string">
            <text:p>Validating Url</text:p>
          </table:table-cell>
          <table:table-cell office:value-type="string">
            <text:p>TC0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S02</text:p>
          </table:table-cell>
          <table:table-cell table:style-name="ce1" office:value-type="string">
            <text:p>1.6.4.3</text:p>
          </table:table-cell>
          <table:table-cell office:value-type="string">
            <text:p>New user sign in</text:p>
          </table:table-cell>
          <table:table-cell office:value-type="string">
            <text:p>Tc002_singin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>
            <text:p>Ts03</text:p>
          </table:table-cell>
          <table:table-cell office:value-type="string">
            <text:p>1.3.2.1</text:p>
          </table:table-cell>
          <table:table-cell office:value-type="string">
            <text:p>user login</text:p>
          </table:table-cell>
          <table:table-cell office:value-type="string">
            <text:p>Tc003_login</text:p>
          </table:table-cell>
        </table:table-row>
        <table:table-row table:style-name="ro1">
          <table:table-cell table:number-columns-repeated="3"/>
          <table:table-cell office:value-type="string">
            <text:p>Tc004_log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s04</text:p>
          </table:table-cell>
          <table:table-cell office:value-type="string">
            <text:p>1.9.6.4</text:p>
          </table:table-cell>
          <table:table-cell office:value-type="string">
            <text:p>rent house</text:p>
          </table:table-cell>
          <table:table-cell office:value-type="string">
            <text:p>Tc005_renthous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s005</text:p>
          </table:table-cell>
          <table:table-cell office:value-type="string">
            <text:p>1.4.5.0</text:p>
          </table:table-cell>
          <table:table-cell office:value-type="string">
            <text:p>buy house</text:p>
          </table:table-cell>
          <table:table-cell office:value-type="string">
            <text:p>tc006_buyhouse</text:p>
          </table:table-cell>
        </table:table-row>
      </table:table>
      <table:table table:name="testcase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>
            <text:p>testcasename/id</text:p>
          </table:table-cell>
          <table:table-cell office:value-type="string">
            <text:p>test case description</text:p>
          </table:table-cell>
          <table:table-cell office:value-type="string">
            <text:p>step name</text:p>
          </table:table-cell>
          <table:table-cell office:value-type="string">
            <text:p>test data</text:p>
          </table:table-cell>
          <table:table-cell office:value-type="string">
            <text:p>step description</text:p>
          </table:table-cell>
          <table:table-cell office:value-type="string">
            <text:p>expected resultq</text:p>
          </table:table-cell>
          <table:table-cell office:value-type="string">
            <text:p>Actual result</text:p>
          </table:table-cell>
          <table:table-cell office:value-type="string">
            <text:p>result</text:p>
          </table:table-cell>
          <table:table-cell office:value-type="string">
            <text:p>Prority</text:p>
          </table:table-cell>
        </table:table-row>
        <table:table-row table:style-name="ro2">
          <table:table-cell office:value-type="string">
            <text:p>tc001</text:p>
          </table:table-cell>
          <table:table-cell office:value-type="string">
            <text:p>To enter the url</text:p>
          </table:table-cell>
          <table:table-cell office:value-type="string">
            <text:p>Step 1</text:p>
          </table:table-cell>
          <table:table-cell office:value-type="string">
            <text:p><text:a xlink:href="https://www.nobroker.com/">Https:www.nobroker.com</text:a></text:p>
          </table:table-cell>
          <table:table-cell office:value-type="string">
            <text:p>navigating the url through browser</text:p>
          </table:table-cell>
          <table:table-cell office:value-type="string">
            <text:p>Applicaton/website should open</text:p>
          </table:table-cell>
          <table:table-cell office:value-type="string">
            <text:p>Application / wesite opened</text:p>
          </table:table-cell>
          <table:table-cell office:value-type="string">
            <text:p>pass</text:p>
          </table:table-cell>
          <table:table-cell office:value-type="string">
            <text:p>high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tc_002_signin</text:p>
          </table:table-cell>
          <table:table-cell office:value-type="string">
            <text:p>to sign in for new user</text:p>
          </table:table-cell>
          <table:table-cell office:value-type="string">
            <text:p>Step 1</text:p>
          </table:table-cell>
          <table:table-cell office:value-type="string">
            <text:p><text:a xlink:href="https://www.nobroker.com/">Https:www.nobroker.com</text:a></text:p>
          </table:table-cell>
          <table:table-cell office:value-type="string">
            <text:p>navigating the url through browser</text:p>
          </table:table-cell>
          <table:table-cell office:value-type="string">
            <text:p>Applicaton/website should open</text:p>
          </table:table-cell>
          <table:table-cell office:value-type="string">
            <text:p>Application / wesite opened</text:p>
          </table:table-cell>
          <table:table-cell office:value-type="string">
            <text:p>pass</text:p>
          </table:table-cell>
          <table:table-cell office:value-type="string">
            <text:p>hig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ep2</text:p>
          </table:table-cell>
          <table:table-cell office:value-type="string">
            <text:p>na</text:p>
          </table:table-cell>
          <table:table-cell office:value-type="string">
            <text:p>click on the sign in button</text:p>
          </table:table-cell>
          <table:table-cell office:value-type="string">
            <text:p>resgistrationn page should open</text:p>
          </table:table-cell>
          <table:table-cell office:value-type="string">
            <text:p>registration page opened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ep 3</text:p>
          </table:table-cell>
          <table:table-cell office:value-type="string">
            <text:p>kalyan</text:p>
          </table:table-cell>
          <table:table-cell office:value-type="string">
            <text:p>enter the details in the form</text:p>
          </table:table-cell>
          <table:table-cell office:value-type="string">
            <text:p>user should registered successfully</text:p>
          </table:table-cell>
          <table:table-cell office:value-type="string">
            <text:p>registered successfull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assword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tc003_login</text:p>
          </table:table-cell>
          <table:table-cell office:value-type="string">
            <text:p>to log into the website</text:p>
          </table:table-cell>
          <table:table-cell office:value-type="string">
            <text:p>Step 1</text:p>
          </table:table-cell>
          <table:table-cell office:value-type="string">
            <text:p><text:a xlink:href="https://www.nobroker.com/">Https:www.nobroker.com</text:a></text:p>
          </table:table-cell>
          <table:table-cell office:value-type="string">
            <text:p>navigating the url through browser</text:p>
          </table:table-cell>
          <table:table-cell office:value-type="string">
            <text:p>Applicaton/website should open</text:p>
          </table:table-cell>
          <table:table-cell office:value-type="string">
            <text:p>Application / wesite opened</text:p>
          </table:table-cell>
          <table:table-cell office:value-type="string">
            <text:p>pass</text:p>
          </table:table-cell>
          <table:table-cell office:value-type="string">
            <text:p>hig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ep 2</text:p>
          </table:table-cell>
          <table:table-cell office:value-type="string">
            <text:p>na</text:p>
          </table:table-cell>
          <table:table-cell office:value-type="string">
            <text:p>click on the login button</text:p>
          </table:table-cell>
          <table:table-cell office:value-type="string">
            <text:p>login page should open</text:p>
          </table:table-cell>
          <table:table-cell office:value-type="string">
            <text:p>login page opened</text:p>
          </table:table-cell>
          <table:table-cell office:value-type="string">
            <text:p>pass</text:p>
          </table:table-cell>
          <table:table-cell office:value-type="string">
            <text:p>high</text:p>
          </table:table-cell>
        </table:table-row>
        <table:table-row table:style-name="ro1">
          <table:table-cell table:number-columns-repeated="2"/>
          <table:table-cell office:value-type="string">
            <text:p>step3</text:p>
          </table:table-cell>
          <table:table-cell office:value-type="string">
            <text:p>kalya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ssword1</text:p>
          </table:table-cell>
          <table:table-cell office:value-type="string">
            <text:p>enter the credentials</text:p>
          </table:table-cell>
          <table:table-cell office:value-type="string">
            <text:p>main menu should be displayed</text:p>
          </table:table-cell>
          <table:table-cell office:value-type="string">
            <text:p>main menu diaplayed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tc004_lonin</text:p>
          </table:table-cell>
          <table:table-cell office:value-type="string">
            <text:p>to log into the website</text:p>
          </table:table-cell>
          <table:table-cell office:value-type="string">
            <text:p>Step 1</text:p>
          </table:table-cell>
          <table:table-cell office:value-type="string">
            <text:p><text:a xlink:href="https://www.nobroker.com/">Https:www.nobroker.com</text:a></text:p>
          </table:table-cell>
          <table:table-cell office:value-type="string">
            <text:p>navigating the url through browser</text:p>
          </table:table-cell>
          <table:table-cell office:value-type="string">
            <text:p>Applicaton/website should open</text:p>
          </table:table-cell>
          <table:table-cell office:value-type="string">
            <text:p>Application / wesite opened</text:p>
          </table:table-cell>
          <table:table-cell office:value-type="string">
            <text:p>pass</text:p>
          </table:table-cell>
          <table:table-cell office:value-type="string">
            <text:p>hig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ep 2</text:p>
          </table:table-cell>
          <table:table-cell office:value-type="string">
            <text:p>na</text:p>
          </table:table-cell>
          <table:table-cell office:value-type="string">
            <text:p>click on the login button</text:p>
          </table:table-cell>
          <table:table-cell office:value-type="string">
            <text:p>login page should open</text:p>
          </table:table-cell>
          <table:table-cell office:value-type="string">
            <text:p>login page opened</text:p>
          </table:table-cell>
          <table:table-cell office:value-type="string">
            <text:p>pass</text:p>
          </table:table-cell>
          <table:table-cell office:value-type="string">
            <text:p>medium</text:p>
          </table:table-cell>
        </table:table-row>
        <table:table-row table:style-name="ro1">
          <table:table-cell table:number-columns-repeated="2"/>
          <table:table-cell office:value-type="string">
            <text:p>step3</text:p>
          </table:table-cell>
          <table:table-cell office:value-type="string">
            <text:p>kumaa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ello</text:p>
          </table:table-cell>
          <table:table-cell office:value-type="string">
            <text:p>enter the credentials</text:p>
          </table:table-cell>
          <table:table-cell office:value-type="string">
            <text:p>should show invalid credentials</text:p>
          </table:table-cell>
          <table:table-cell office:value-type="string">
            <text:p>error displayed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tc005_renthouse</text:p>
          </table:table-cell>
          <table:table-cell office:value-type="string">
            <text:p>to rent a house</text:p>
          </table:table-cell>
          <table:table-cell office:value-type="string">
            <text:p>Step 1</text:p>
          </table:table-cell>
          <table:table-cell office:value-type="string">
            <text:p><text:a xlink:href="https://www.nobroker.com/">Https:www.nobroker.com</text:a></text:p>
          </table:table-cell>
          <table:table-cell office:value-type="string">
            <text:p>navigating the url through browser</text:p>
          </table:table-cell>
          <table:table-cell office:value-type="string">
            <text:p>Applicaton/website should open</text:p>
          </table:table-cell>
          <table:table-cell office:value-type="string">
            <text:p>Application / wesite opened</text:p>
          </table:table-cell>
          <table:table-cell office:value-type="string">
            <text:p>pass</text:p>
          </table:table-cell>
          <table:table-cell office:value-type="string">
            <text:p>hig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ep 2</text:p>
          </table:table-cell>
          <table:table-cell office:value-type="string">
            <text:p>na</text:p>
          </table:table-cell>
          <table:table-cell office:value-type="string">
            <text:p>click on the login button</text:p>
          </table:table-cell>
          <table:table-cell office:value-type="string">
            <text:p>login page should open</text:p>
          </table:table-cell>
          <table:table-cell office:value-type="string">
            <text:p>login page opened</text:p>
          </table:table-cell>
          <table:table-cell office:value-type="string">
            <text:p>pass</text:p>
          </table:table-cell>
          <table:table-cell office:value-type="string">
            <text:p>high</text:p>
          </table:table-cell>
        </table:table-row>
        <table:table-row table:style-name="ro1">
          <table:table-cell table:number-columns-repeated="2"/>
          <table:table-cell office:value-type="string">
            <text:p>step3</text:p>
          </table:table-cell>
          <table:table-cell office:value-type="string">
            <text:p>kalya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ssword1</text:p>
          </table:table-cell>
          <table:table-cell office:value-type="string">
            <text:p>enter the credentials</text:p>
          </table:table-cell>
          <table:table-cell office:value-type="string">
            <text:p>main menu should be displayed</text:p>
          </table:table-cell>
          <table:table-cell office:value-type="string">
            <text:p>main menu diaplayed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ep 4</text:p>
          </table:table-cell>
          <table:table-cell office:value-type="string">
            <text:p>na</text:p>
          </table:table-cell>
          <table:table-cell office:value-type="string">
            <text:p>select the rent house option</text:p>
          </table:table-cell>
          <table:table-cell office:value-type="string">
            <text:p>renting houses should display</text:p>
          </table:table-cell>
          <table:table-cell office:value-type="string">
            <text:p>houses displayed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ep5</text:p>
          </table:table-cell>
          <table:table-cell office:value-type="string">
            <text:p>house number</text:p>
          </table:table-cell>
          <table:table-cell office:value-type="string">
            <text:p>selectthe the house needeed</text:p>
          </table:table-cell>
          <table:table-cell office:value-type="string">
            <text:p>hose details should display</text:p>
          </table:table-cell>
          <table:table-cell office:value-type="string">
            <text:p>house details diplaed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ep 6</text:p>
          </table:table-cell>
          <table:table-cell office:value-type="string">
            <text:p>na</text:p>
          </table:table-cell>
          <table:table-cell office:value-type="string">
            <text:p>conform the renting the process</text:p>
          </table:table-cell>
          <table:table-cell office:value-type="string">
            <text:p>house rented sucessfully</text:p>
          </table:table-cell>
          <table:table-cell office:value-type="string">
            <text:p>house rentred sucessfully</text:p>
          </table:table-cell>
          <table:table-cell office:value-type="string">
            <text:p>pass</text:p>
          </table:table-cell>
          <table:table-cell office:value-type="string">
            <text:p>hig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c006_buy house</text:p>
          </table:table-cell>
          <table:table-cell office:value-type="string">
            <text:p>to buy a house</text:p>
          </table:table-cell>
          <table:table-cell office:value-type="string">
            <text:p>Step 1</text:p>
          </table:table-cell>
          <table:table-cell office:value-type="string">
            <text:p><text:a xlink:href="https://www.nobroker.com/">Https:www.nobroker.com</text:a></text:p>
          </table:table-cell>
          <table:table-cell office:value-type="string">
            <text:p>navigating the url through browser</text:p>
          </table:table-cell>
          <table:table-cell office:value-type="string">
            <text:p>Applicaton/website should open</text:p>
          </table:table-cell>
          <table:table-cell office:value-type="string">
            <text:p>Application / wesite opened</text:p>
          </table:table-cell>
          <table:table-cell office:value-type="string">
            <text:p>pass</text:p>
          </table:table-cell>
          <table:table-cell office:value-type="string">
            <text:p>high</text:p>
          </table:table-cell>
        </table:table-row>
        <table:table-row table:style-name="ro1">
          <table:table-cell table:number-columns-repeated="7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ep 2</text:p>
          </table:table-cell>
          <table:table-cell office:value-type="string">
            <text:p>na</text:p>
          </table:table-cell>
          <table:table-cell office:value-type="string">
            <text:p>click on the login button</text:p>
          </table:table-cell>
          <table:table-cell office:value-type="string">
            <text:p>login page should open</text:p>
          </table:table-cell>
          <table:table-cell office:value-type="string">
            <text:p>login page opened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ep3</text:p>
          </table:table-cell>
          <table:table-cell office:value-type="string">
            <text:p>kalyan</text:p>
          </table:table-cell>
          <table:table-cell table:number-columns-repeated="3"/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assword1</text:p>
          </table:table-cell>
          <table:table-cell office:value-type="string">
            <text:p>enter the credentials</text:p>
          </table:table-cell>
          <table:table-cell office:value-type="string">
            <text:p>main menu should be displayed</text:p>
          </table:table-cell>
          <table:table-cell office:value-type="string">
            <text:p>main menu diaplayed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ep 4</text:p>
          </table:table-cell>
          <table:table-cell office:value-type="string">
            <text:p>na</text:p>
          </table:table-cell>
          <table:table-cell office:value-type="string">
            <text:p>select the buy house option</text:p>
          </table:table-cell>
          <table:table-cell office:value-type="string">
            <text:p>buy houses should display</text:p>
          </table:table-cell>
          <table:table-cell office:value-type="string">
            <text:p>houses displayed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ep5</text:p>
          </table:table-cell>
          <table:table-cell office:value-type="string">
            <text:p>house number</text:p>
          </table:table-cell>
          <table:table-cell office:value-type="string">
            <text:p>enter the house details</text:p>
          </table:table-cell>
          <table:table-cell office:value-type="string">
            <text:p>should take house detaild</text:p>
          </table:table-cell>
          <table:table-cell office:value-type="string">
            <text:p>house details taken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ep 6</text:p>
          </table:table-cell>
          <table:table-cell office:value-type="string">
            <text:p>na</text:p>
          </table:table-cell>
          <table:table-cell office:value-type="string">
            <text:p>conform the buying the process</text:p>
          </table:table-cell>
          <table:table-cell office:value-type="string">
            <text:p>status should be displayed</text:p>
          </table:table-cell>
          <table:table-cell office:value-type="string">
            <text:p>status displayed</text:p>
          </table:table-cell>
          <table:table-cell office:value-type="string">
            <text:p>pass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7">27/01/2022</text:date>, <text:time>13:0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yan kumar reddy</meta:initial-creator>
    <meta:creation-date>2022-01-27T12:17:48.47</meta:creation-date>
    <dc:date>2022-01-27T13:03:06</dc:date>
    <dc:creator>kalyan kumar reddy</dc:creator>
    <meta:editing-duration>PT11M16S</meta:editing-duration>
    <meta:editing-cycles>1</meta:editing-cycles>
    <meta:document-statistic meta:table-count="5" meta:cell-count="218" meta:object-count="0"/>
    <meta:generator>OpenOffice/4.1.11$Win32 OpenOffice.org_project/4111m1$Build-9808</meta:generator>
  </office:meta>
</office:document-meta>
</file>